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fr" fo:country="FR" officeooo:paragraph-rsid="000dd7b4"/>
    </style:style>
    <style:style style:name="P2"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0dd7b4"/>
    </style:style>
    <style:style style:name="P3"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1ad15"/>
    </style:style>
    <style:style style:name="P4"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2213f"/>
    </style:style>
    <style:style style:name="P5"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0dd7b4"/>
    </style:style>
    <style:style style:name="P6" style:family="paragraph" style:parent-style-name="Standard">
      <loext:graphic-properties draw:fill-gradient-name="gradient" draw:fill-hatch-name="hatch"/>
      <style:paragraph-properties fo:margin-top="0cm" fo:margin-bottom="0.275cm" style:contextual-spacing="false" fo:text-align="justify" style:justify-single-word="false"/>
      <style:text-properties style:font-name="Gentium Book Plus" fo:language="en" fo:country="US" officeooo:paragraph-rsid="0014bcf5"/>
    </style:style>
    <style:style style:name="T1" style:family="text">
      <style:text-properties officeooo:rsid="000060ac"/>
    </style:style>
    <style:style style:name="T2" style:family="text">
      <style:text-properties officeooo:rsid="00025cd0"/>
    </style:style>
    <style:style style:name="T3" style:family="text">
      <style:text-properties officeooo:rsid="0007211b"/>
    </style:style>
    <style:style style:name="T4" style:family="text">
      <style:text-properties fo:font-style="italic" style:font-style-asian="italic" style:font-style-complex="italic"/>
    </style:style>
    <style:style style:name="T5" style:family="text">
      <style:text-properties fo:font-style="italic" officeooo:rsid="0007211b" style:font-style-asian="italic" style:font-style-complex="italic"/>
    </style:style>
    <style:style style:name="T6" style:family="text">
      <style:text-properties fo:font-style="italic" officeooo:rsid="0009d2f6" style:font-style-asian="italic" style:font-style-complex="italic"/>
    </style:style>
    <style:style style:name="T7" style:family="text">
      <style:text-properties officeooo:rsid="0009d2f6"/>
    </style:style>
    <style:style style:name="T8" style:family="text">
      <style:text-properties officeooo:rsid="000a9451"/>
    </style:style>
    <style:style style:name="T9" style:family="text">
      <style:text-properties officeooo:rsid="000bb63a"/>
    </style:style>
    <style:style style:name="T10" style:family="text">
      <style:text-properties officeooo:rsid="000d333e"/>
    </style:style>
    <style:style style:name="T11" style:family="text">
      <style:text-properties officeooo:rsid="000dd7b4"/>
    </style:style>
    <style:style style:name="T12" style:family="text">
      <style:text-properties officeooo:rsid="000fd5d2"/>
    </style:style>
    <style:style style:name="T13" style:family="text">
      <style:text-properties officeooo:rsid="000fd99f"/>
    </style:style>
    <style:style style:name="T14" style:family="text">
      <style:text-properties officeooo:rsid="0011ad15"/>
    </style:style>
    <style:style style:name="T15" style:family="text">
      <style:text-properties officeooo:rsid="0012213f"/>
    </style:style>
    <style:style style:name="T16" style:family="text">
      <style:text-properties officeooo:rsid="0013917b"/>
    </style:style>
    <style:style style:name="T17" style:family="text">
      <style:text-properties officeooo:rsid="001643e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quand quelqu'un de la famille souffrait, on n'y pouvait rien! Les gens disaient: « C'est un mal de hanche! » Le malade se tordait de douleur, et on ne savait vraiment pas quoi faire! Aujourd'hui, on fait appel au docteur; autrefois, on ne savait pas ce que c'était, comme maladie! On était tout à fait démuni.</text:p>
      <text:p text:style-name="P1">Les médecins, il n'y en avait guère, autrefois. Tout au long de la journée, le malade souffrait. On se faisait un sang d'encre. Quelqu'un disait: « Vous savez, il y a des moines qui savent vraiment y faire, pour les guérisons! » Alors on faisait venir les moines à la maison. Ils lisaient, lisaient, lisaient, lisaient, lisaient; en deux jours, la guérison venait. On faisait venir les moines deux fois par mois. Une fois au quinzième jour, et une fois au premier jour du mois. Et cette famille-là, elle guérissait! (Note: la guérison n'est pas présentée comme celle d'un individu, mais celle d'une famille; le bénéfice des rituels est pour toute la famille.) </text:p>
      <text:p text:style-name="P1">Après, lorsqu'ils étaient guéris, il y avait une autre famille qui tombait malade, dans le village! « Hélas! Comment que ça se fait? Vous, vous voilà guéris! Nous, on désespère de guérir! Va-t-on finir par en mourir un jour, de cette maladie? » Voilà ce qu'ils disaient. </text:p>
      <text:p text:style-name="P1">Alors quelqu'un répondait: « N'ayez crainte! Par ici, il y a un prêtre <text:span text:style-name="T5">ddabe</text:span><text:span text:style-name="T3"> /</text:span>dɑ˧pɤ˧/ remarquable! » (<text:span text:style-name="T1">N</text:span>ote: il s'agit des prêtres de la religion locale, antérieure à l'implantation du bouddhisme tibétain.) Alors, on s'en allait chercher le prêtre <text:span text:style-name="T5">ddabe /</text:span>dɑ˧pɤ˧/! Alors le prêtre <text:span text:style-name="T5">ddabe</text:span> récitait, récitait, récitait les rituels; et il disait: « Vous autres… la demeure où vous habitez, elle est située à un emplacement qui n'est pas favorable. Moi le prêtre, il va me falloir pratiquer des rituels pendant tant de jours! » Alors, on faisait venir le prêtre <text:span text:style-name="T5">ddabe</text:span> pour la durée qu'il avait indiquée lors de son diagnostic. Quelqu'un faisait bouillir de l'eau. On amenait un couteau, on le faisait rougir au feu. Le prêtre officiait, officiait, officiait, officiait, officiait; il se saisissait du couteau! il le plongeait dans l'eau bouillante! Quand le prêtre l'en ressortait, il donnait des coups par ici, par là, comme ça; il faisait ainsi plusieurs fois de suite. La mère de famille, la patiente, elle était toujours allongée, elle ne guérissait vraiment pas. <text:span text:style-name="T3">L</text:span>e prêtre <text:span text:style-name="T5">ddabe</text:span> s'évertuait à réciter des rituels, et réciter encore. <text:span text:style-name="T3">L</text:span>a patiente rouvrait alors finalement les yeux; et on dit qu'elle se portait mieux. </text:p>
      <text:p text:style-name="P1">Pendant la convalescence… on n'avait pas le choix de ce qu'on voulait manger, comme maintenant! On n'avait pas beaucoup de nourriture, autrefois. Pour le bouillon de riz [régime habituellement prescrit en Chine aux malades], eh bien, on n'avait pas de riz pour en préparer! À défaut, on n'avait que du sorgho! La graine de sorgho, on la pile; on fait bouillir; on ajoute un peu d'eau de temps à autres. </text:p>
      <text:p text:style-name="P1">(La locutrice referme la parenthèse, et revient au cas de la malade affectée d'une maladie grave/chronique.) </text:p>
      <text:p text:style-name="P1">Alors, le patient ouvre les yeux. Et ainsi, pour de vrai, quand le prêtre <text:span text:style-name="T5">ddabe /</text:span>dɑ˧pɤ˧/ avait pratiqué les rituels, les uns après les autres, la malade se trouvait bel et bien guérie! Le prêtre <text:span text:style-name="T5">ddabe</text:span> disait: « Voilà, la malade est guérie. Mais l'emplacement où vous avez construit votre maison, il n'est pas bon, il vous faut en changer! Préparez-vous à déménager! » (<text:span text:style-name="T3">L</text:span>ittéralement <text:soft-page-break/>‘déménagez lentement’; explication: la famille, fragilisée par la maladie d'un des siens, ne peut déménager au pied levé; le choix d'un nouveau lieu pour la maison, sa construction, le déménagement prendront du temps.) On dit que l'endroit où ils sont installés, c'est une terre sauvage: une terre impropre à la culture, et à l'habitation humaine; comme les terres non défrichées sur la montagne. Alors, quelques années après, la famille déménage; par la suite, parmi les gens de cette famille, il n'y a plus personne qui soit souffrant! Tout va bien, la famille est prospère. Une fois que tout est ainsi revenu dans l'ordre, on dit: « Eeeh bien! Le prêtre <text:span text:style-name="T5">ddabe /</text:span>dɑ˧pɤ˧/, on lui doit tous nos remerciements! »</text:p>
      <text:p text:style-name="P1">Autrefois, le prêtre <text:span text:style-name="T5">ddabe</text:span>, c'était comme ça: les gens exprimaient le plus grand contentement à son égard. Quand une famille se trouvait mal en point, on pensait au prêtre <text:span text:style-name="T5">ddabe</text:span>! Autrefois, par chez nous, il y en avait un qui s'appelait « le <text:span text:style-name="T5">ddabe</text:span> <text:span text:style-name="T14">Ahra /</text:span>ə˧ʁɑ˩/ »! (<text:span text:style-name="T14">Ahra, /</text:span>ə˧ʁɑ˩/, <text:span text:style-name="T14">est un</text:span> nom propre.) À Yongning, il y avait un prêtre <text:span text:style-name="T5">ddabe</text:span> de ce nom-là. Vrai de vrai, il prenait le soc de charrue qui sert à labourer, il le chauffait au feu, et après avoir récité les rituels, il léchait le soc de charrue incandescent, avec sa langue! Il récitait encore d'autres rituels, et puis, à mains nues, il empoignait le fer brûlant, et ça ne le brûlait pas! Ma tante, la cadette de ma mère, elle est encore vivante, n'est-ce pas! Celle qui veut sans cesse t'inviter chez elle! Eh bien elle, autrefois, elle a été très malade! </text:p>
      <text:p text:style-name="P1">- De quoi souffrait-elle? (question posée par l'enquêteur) </text:p>
      <text:p text:style-name="P1">- De quoi elle souffrait? Pour employer un vocabulaire d'aujourd'hui, on dirait qu'elle avait des douleurs d'estomac! Maintenant, eh bien, ça <text:span text:style-name="T2">se traite </text:span>avec des médicaments pour l'estomac, <text:span text:style-name="T2">et ça se guérit bien</text:span>. Autrefois, elle souffrait horriblement. Quand elle était souffrante, elle restait couchée. On allait une fois de plus fois quérir des moines. On faisait venir le prêtre <text:span text:style-name="T5">ddabe</text:span>; elle prenait des médicaments pour l'estomac, et ça allait mieux! À notre époque, il y a des médecins, des dispensaires, n'est-ce pas! Il y a quelques années encore, comme il n'y en avait pas, on souffrait sans cesse! </text:p>
      <text:p text:style-name="P1">Autrefois, quand on appelait les moines, il y avait un rituel qui s'appelait <text:span text:style-name="T6">yoddo</text:span><text:span text:style-name="T7"> </text:span>/jo˧do#˥/! Quand une femme était malade, on faisait ce rituel! On disait qu'en réalisant le rituel<text:span text:style-name="T4"> </text:span><text:span text:style-name="T6">yoddo</text:span><text:span text:style-name="T4"> </text:span>/jo˧do#˥/, ça guérissait! Quand c'était une personne âgée qui était souffrante, on réalisait le rituel <text:span text:style-name="T4">qilee</text:span> /tɕʰɯ˧ɭɯ˧/. Autrefois, on disait: en faisant le rituel <text:span text:style-name="T6">qilee</text:span><text:span text:style-name="T7"> </text:span>/tɕʰɯ˧ɭɯ˧/, ça va guérir! On n'avait pas de médicaments. Ah si, tout de même: le prêtre <text:span text:style-name="T6">ddabe</text:span>, lui, il lui arrivait <text:span text:style-name="T8">d’administrer </text:span>une sorte de plante: la pivoine! Les moines bouddhistes, eux, ils n'avaient pas de médicaments! Tout ce qu'ils savaient faire, c'est dire des prières! Tandis que les prêtres <text:span text:style-name="T6">ddabe</text:span>, eux, certains d'entre eux, ceux qui s'y connaissaient, ils avaient des médicaments. D'autres par contre n'en avaient pas. Les pivoines… maintenant, on les appelle <text:span text:style-name="T4">coyo</text:span> /tsʰo˧jo˩/ (mot chinois local), n'est-ce pas! Autrefois, on en trouvait sur la montagne. On déterrait les racines; ensuite, on mélangeait un peu de diverses plantes médicinales, on faisait bouillir le tout, et on buvait cette décoction! Voilà comment on administrait les remèdes. </text:p>
      <text:p text:style-name="P1">Les moines du monastère, ils ne s'aventurent pas en montagne! Ils restent à l'intérieur du monastère. Et chacun est à part soi: comme toi, ils se tiennent assis en intérieur. Défense de <text:soft-page-break/>sortir! Ils lisent des livres toute la journée. Ils enseignent à lire aux enfants (=aux novices du monastère). Les vieux, <text:span text:style-name="T9">c</text:span>eux qui sont les plus savants, ils se tiennent assis ainsi, en intérieur. Les étudiants, on leur en donne deux ou trois. La nourriture, c'est ces deux étudiants-là qui la préparent pour leur enseignant! Quand un enfant commence son apprentissage, on le confie à un enseignant. S'il s'agit d'un bon enseignant comme toi, les deux enfants qui lui sont confiés, ils deviendront à coup sûr très calés! Si on n'est pas guidé par un bon précepteur, alors ça ne va pas, hein! C'est exactement la même chose que maintenant, pour vous autres! (Référence au système universitaire contemporain, qu'a connu son fils, et dans lequel est actuellement engagé son petit-fils.) Rien de bien particulier dans tout ça! (La narratrice conclut son propos sur une note de simplicité et de modestie: tout ce qu'elle a raconté n'a rien d'original, il n'y a rien là de différent au fond des fonctionnements qu'on observe aujourd'hui: les relations entre enseignants et élèves; le souci de soi, de sa santé, de la prospérité de la famille…)</text:p>
      <text:p text:style-name="P1"/>
      <text:p text:style-name="P2">In the old days, when someone in the family was in pain, there was nothing you could do! People would say: ‘It's a bad hip!’ The patient would writhe in pain, and we really didn't know what to do! Today, we call the doctor; in the old days, we didn't know what kind of illness it was! We were completely helpless.</text:p>
      <text:p text:style-name="P2">There weren't many doctors in the old days. Patients suffered all day long. We were worried sick. Someone said: “You know, there are monks who really know how to heal!” So we had the monks come to the house. They would read, read, read, read, read; in two days, the cure would come. The monks were sent for twice a month. Once on the fifteenth day, and once on the first day of the month. And that family was cured! (Note: the healing is not presented as that of an individual, but that of a family; the benefit of the rituals is for the whole family.) </text:p>
      <text:p text:style-name="P2">Afterwards, when they were cured, another family in the village fell ill! “Alas, how did that happen? You've been cured, <text:span text:style-name="T11">w</text:span><text:span text:style-name="T10">hereas we are in pain, and w</text:span>e despair of ever being cured! Are we going to die of this disease one day?” That's what they said. </text:p>
      <text:p text:style-name="P2">Then someone replied: “Don't worry! Around here, there's a remarkable <text:span text:style-name="T4">ddabe</text:span> /dɑ˧pɤ˧/ priest.” (Note: these are the priests of the local religion, which predates the establishment of Tibetan Buddhism.) So off we went to find the <text:span text:style-name="T4">ddabe</text:span> priest! Then the <text:span text:style-name="T4">ddabe</text:span> priest recited the rituals, <text:span text:style-name="T11">on and on</text:span>; and he said: “You people... the house where you live, it is situated in a location that is not favourable. I, the priest, will have to perform rituals for so many days!” So the <text:span text:style-name="T4">ddabe</text:span> priest was summoned for the <text:span text:style-name="T11">span of</text:span> time he had <text:span text:style-name="T11">set</text:span> in his diagnosis. Someone would boil some water. A knife was brought in and made to redden in the fire. The priest officiated, <text:span text:style-name="T11">on an on</text:span>; he <text:span text:style-name="T11">clasped</text:span> the knife <text:span text:style-name="T11">and</text:span> he plunged it into the boiling water! <text:span text:style-name="T11">Then he</text:span> took it out, <text:span text:style-name="T11">and </text:span>he would strike it here and there, like this; he would do this several times in a row. The mother of the family, the patient, she was lying down <text:span text:style-name="T11">all along</text:span>, she really wasn't getting better. The <text:span text:style-name="T4">ddabe</text:span> priest kept reciting rituals over and over again. The patient would finally open her eyes again, and it was said that she was getting better. </text:p>
      <text:p text:style-name="P2"><text:soft-page-break/>During the convalescence... we didn't have the choice of what we wanted to eat, like <text:span text:style-name="T11">we have </text:span>now! We didn't have much food in the old days. When it came to rice broth [the diet usually prescribed for sick people in China], well, we didn't have any rice to make it with! Instead, all we had was sorghum! You crush the sorghum seed, boil it and add a little water from time to time. </text:p>
      <text:p text:style-name="P2">(The speaker <text:span text:style-name="T11">ends the aside about food, </text:span>and returns to the case of the patient with a serious illness.) </text:p>
      <text:p text:style-name="P2">So the patient open<text:span text:style-name="T13">ed</text:span> h<text:span text:style-name="T12">er</text:span> eyes. And so, for real, when the <text:span text:style-name="T4">ddabe</text:span> priest had performed the rituals, one after the other, the patient was indeed cured! The ddabe priest said, “There, the sick woman is cured. But the site where you built your house is no<text:span text:style-name="T13">t</text:span> good, you'll have to <text:span text:style-name="T13">move</text:span>! Get ready to move!” (Literally ‘move slowly’; explanation: the family, weakened by the illness of one of its members, cannot move at a moment's notice; choosing a new place for the house, building it and moving will take time.) It <text:span text:style-name="T13">wa</text:span>s said that the place where they ha<text:span text:style-name="T13">d</text:span> settled <text:span text:style-name="T13">wa</text:span>s a wilderness: a land unsuitable for cultivation or human habitation, like the uncleared land on the mountain. Then, a few years later, the family moved; after that, no one in the family was unwell! All was well, the family was prosperous. Once everything <text:span text:style-name="T13">wa</text:span>s back to normal, people sa<text:span text:style-name="T13">id</text:span>: “Eeeh well! <text:span text:style-name="T13">We owe all our thanks to t</text:span>he <text:span text:style-name="T4">ddabe</text:span> priest!”</text:p>
      <text:p text:style-name="P3">In the old days, people expressed the greatest contentment with the <text:span text:style-name="T4">ddabe</text:span> priest. When a family was in a bad way, they thought of the <text:span text:style-name="T4">ddabe</text:span> priest! Back home, there used to be one called ‘the <text:span text:style-name="T4">ddabe</text:span> <text:span text:style-name="T14">Ahra /</text:span>ə˧ʁɑ˩/’! (ə˧ʁɑ˩: proper noun) In Yongning, there was a <text:span text:style-name="T4">ddabe</text:span> priest by that name. True to form, he would take the ploughshare used for ploughing, heat it in the fire, and after reciting the rituals, he would lick the glowing ploughshare with his tongue! He recited other rituals, and then, with his bare hands, he grabbed the burning iron, and it didn't burn him! My aunt, my mother's youngest daughter, she's still alive, isn't she. The one who always wants to invite you to her house! Well, she was very ill once! <text:s/></text:p>
      <text:p text:style-name="P2">- What did she suffer from? (question asked by the interviewer) </text:p>
      <text:p text:style-name="P2">- What did she suffer from? To use today's vocabulary, it sounds like she had stomach pains! Now, well, it's treated with stomach medication, and it's easily cured. She used to suffer <text:span text:style-name="T15">te</text:span>rribly. When she was ill, she stayed in bed. Once again, we sent for the monks. We sent for the <text:span text:style-name="T4">ddabe</text:span> priest; she took medicine for her stomach, and got better! In this day and age, we have doctors and dispensaries, don't we! Just a few years ago, there weren't any, so we were in constant pain! </text:p>
      <text:p text:style-name="P4">In the old days, when we called the monks, there was a ritual called <text:span text:style-name="T4">yoddo</text:span> /jo˧do#˥/. When a woman was ill, this ritual was performed. It was said that performing the yoddo /jo˧do#˥/ ritual would cure her. When an elderly person was suffering, the <text:span text:style-name="T4">qilee</text:span> /tɕʰɯ˧ɭɯ˧/ ritual was performed. In the old days, we used to say: by doing the <text:span text:style-name="T4">qilee</text:span> ritual, it will heal! We didn't have any medicine. Oh yes, we did: the <text:span text:style-name="T4">ddabe</text:span> priest sometimes administered a kind of plant: the peony! As for the Buddhist monks, they had no medicines. All they knew how to do was say prayers! But the <text:span text:style-name="T4">ddabe</text:span> priests, some of them, who knew what they were doing, had medicines. <text:span text:style-name="T15">Not all of them did, however</text:span>. Peonies... now they're called <text:span text:style-name="T4">coyo</text:span> /tsʰo˧jo˩/ (local Chinese word), <text:soft-page-break/>aren't they! They used to be found on the mountain. You dug up the roots, mixed them with various medicinal plants, boiled them and drank the concoction. This is how the remedies were administered. </text:p>
      <text:p text:style-name="P2">The monks in the monastery don't venture into the mountains! They stay inside the monastery. <text:span text:style-name="T16">They lead their separate lives, sitting inside, like you</text:span>. They <text:span text:style-name="T16">a</text:span>re not allowed to go outside! They read books all day long. They teach the children (=the novices in the monastery) to read. The old men, the most learned, sit like this, indoors. The<text:span text:style-name="T16">y are assigned </text:span>two or three <text:span text:style-name="T16">students</text:span>. These <text:s/>students <text:span text:style-name="T16">are in charge of </text:span>prepar<text:span text:style-name="T16">ing</text:span> the food for their teacher! When a child starts learning, they are given a teacher. If the teacher is a good one, like you are, the two children entrusted to him are sure to become very proficient! <text:span text:style-name="T16">Whereas i</text:span>f you don't have a good tutor, you're in trouble. It's exactly the same as it is now for you! (<text:span text:style-name="T16">A r</text:span>eference to the contemporary university system, which h<text:span text:style-name="T16">er</text:span> son ha<text:span text:style-name="T16">d</text:span> experienced, and in which h<text:span text:style-name="T16">er</text:span> grandson <text:span text:style-name="T16">wa</text:span>s currently <text:span text:style-name="T16">enroll</text:span>ed. The narrator concludes on a note of simplicity and modesty: there <text:span text:style-name="T16">i</text:span>s nothing original in what she <text:span text:style-name="T16">ha</text:span>s <text:span text:style-name="T16">narrated</text:span>, <text:span text:style-name="T16">as </text:span>there <text:span text:style-name="T16">i</text:span>s basically nothing different from the way things work today: the relationship between teachers and pupils, <text:span text:style-name="T16">people’s</text:span> concern for oneself, one's health, the prosperity of the family, <text:span text:style-name="T16">and such</text:span>.)</text:p>
      <text:p text:style-name="P2">[Adapted in 2024 from the French whole-text translation, on the basis of a translation automatically generated by DeepL (deepl.com) and checked manually. Alexis Michaud assumes full responsibility for the final text.]</text:p>
      <text:p text:style-name="P2"/>
      <text:p text:style-name="P2">从前，当家里有人生病时，大家束手无策！人们会说：“这是髋部的问题吧！” 病人疼得直打滚，真不知道该怎么办！如今，我们会找医生；以前，我们根本不知道那是什么病！大家完全无计可施。</text:p>
      <text:p text:style-name="P2">过去，很少有医生。病人整天忍受着痛苦，家人担心得要命。有时候，有人会说：“你们知道吗，这里有一些和尚特别擅长治病！”于是，家人就请和尚到家里来。他们反复地诵经，持续两天，病情就好转了。每个月，人们会在初一和十五这两天请和尚来一次。这样的仪式能够让一家人得到痊愈！（注：这里的痊愈被视为整个家庭的状况改善，而不仅仅是某一位病人的恢复。）</text:p>
      <text:p text:style-name="P2">后来，这家人病好了，但村子里另一家人却病了！“唉，这怎么回事？你们好了，我们却痛苦不堪，还不知什么时候才能康复！我们会不会有一天死于这种病？”他们这样说道。</text:p>
      <text:p text:style-name="P6">接着，有人答道：“别担心！我们这边有一位特别了不起的达巴祭司！”（注：达巴是本地宗教的祭司，这种宗教早于藏传佛教的传入。）于是，人们就去找达巴祭司。达巴祭司到家后不停地念诵仪式经文，并说：“你们住的房子位置不好。我需要连续几天做仪式才能解决问题！” 然后，人们根据他的诊断，请他来进行仪式。这期间，有人烧水，把刀烧红。祭司一边做仪式，一边将烧红的刀插进沸水里。然后，他抽出刀，在屋子四处挥舞数次。</text:p>
      <text:p text:style-name="P2">家里的病人，是母亲，她一直卧床不起，看似没有好转的迹象。达巴祭司继续做仪式，一次又一次。最终，病人睁开了眼睛，据说状态确实有所改善。</text:p>
      <text:p text:style-name="P2">在病人康复期间……那时，大家不像现在这样，可以选择想吃的东西。过去，食物非常匮乏。即便是病人常用的稀饭，我们连米都没有，只能用高粱代替！高粱种子，碾碎后煮熟，一点一点地加些水。</text:p>
      <text:p text:style-name="P2">（插话结束，回到那个患有重病的病人。）当病人睁开眼睛后，祭司的仪式确实让病人恢复了健康！达巴祭司说：“好了，病人已经康复了。但是你们住的地理位置不好，需要搬家！慢慢准备搬吧！”<text:soft-page-break/>（“慢慢搬”，意即因病导致家庭状况脆弱，无法马上搬迁。选址、建房和搬迁需要很长时间。）据说，他们住的地方之前是一片荒地，不适合耕种和人居，就像山上的未开垦之地。几年后，这家人终于搬到风水更好的地方了。从那以后，这家人没有再生过病，家道兴旺。事情完全恢复正常后，人们说道：“啊！我们真得好好感谢这位达巴祭司！”</text:p>
      <text:p text:style-name="P2"/>
      <text:p text:style-name="P2">过去，大家对达巴祭司评价极高。当一家人陷入困境时，首先想到的就是他！村里有一位叫“阿拉”（Ahra）的达巴祭司。他非常厉害。据说，他能够将犁头加热到通红，念完仪式经文后，用舌头舔那发烫的犁头！他还念诵其他经文，用赤手抓住烧红的铁器，却毫发无损！</text:p>
      <text:p text:style-name="P2"/>
      <text:p text:style-name="P2">我的姨妈，她是我母亲的妹妹，如今还健在。她经常邀请你到家里做客。她年轻时，曾得过重病！</text:p>
      <text:p text:style-name="P2"/>
      <text:p text:style-name="P2">“她得的是什么病？”（调查员提问。）</text:p>
      <text:p text:style-name="P2"/>
      <text:p text:style-name="P2">“是什么病呢？用今天的医学术语来说，应该是胃痛吧！现在，有治胃痛的药，很容易治好。那时，她受尽折磨，病得卧床不起。后来，我们再次请和尚来做法，也请了达巴祭司。她吃了胃药后，渐渐康复！”</text:p>
      <text:p text:style-name="P2"/>
      <text:p text:style-name="P2">如今，有医生，有诊所。就在不久之前，因为没有这些资源，人们常常陷入痛苦之中！</text:p>
      <text:p text:style-name="P2"/>
      <text:p text:style-name="P2">过去，当和尚被请来时，有一种叫“约多”（yoddo）的仪式。当一位女性生病时，人们会进行这个仪式。人们说，“约多”仪式能治病。如果是老人病倒了，则会进行“其勒”（qilee）仪式。那时，人们相信“其勒”仪式也能治病！没有现代意义的药物，达巴祭司却有时会使用一种药材：芍药！</text:p>
      <text:p text:style-name="P2"/>
      <text:p text:style-name="P2">和尚们则没有药物。他们唯一能做的，就是祈祷！但达巴祭司中，有些人精通药物，有些人却不懂。芍药，当地人叫它“草药”（coyo）。以前，这种植物可以在山上找到。人们挖出它的根，与各种药材混合煮沸，饮用煎煮液。</text:p>
      <text:p text:style-name="P2"/>
      <text:p text:style-name="P2">和尚们不会上山！他们留在寺庙里，安静地坐着，像你一样。他们被禁止外出！一天到晚读书，教孩子们（也就是寺里的学徒）学习读书。那些德高望重的老僧，则安静地坐着。他们通常有两三个学生。这些学生为老师准备食物。刚开始学习的孩子会被分配到一位老师那里。如果老师很优秀，那两个学生一定会变得非常有才华！如果老师不好，那就麻烦了。这和你们现在的情况完全一样！（这里指的是现代大学体系。）</text:p>
      <text:p text:style-name="P2"/>
      <text:p text:style-name="P2">这就是过去的样子，没什么特别的！（叙述者用谦逊的语调结束：她讲述的这些，其实与今天人们的生活本质上并无差别，比如师生关系、对健康的关注以及家庭的兴旺……）</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1T10:02:46.307342553</meta:creation-date>
    <dc:date>2024-12-23T16:38:37.584887857</dc:date>
    <meta:editing-duration>PT18H57M43S</meta:editing-duration>
    <meta:editing-cycles>12</meta:editing-cycles>
    <meta:generator>LibreOffice/24.2.7.2$Linux_X86_64 LibreOffice_project/420$Build-2</meta:generator>
    <meta:document-statistic meta:table-count="0" meta:image-count="0" meta:object-count="0" meta:page-count="6" meta:paragraph-count="41" meta:word-count="4356" meta:character-count="16934" meta:non-whitespace-character-count="14304"/>
  </office:meta>
</office:document-meta>
</file>